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 style:list-style-name="L1"/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728in" fo:min-width="0.0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3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dash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30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173in" fo:min-width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181in" fo:min-width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165in" fo:min-width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173in" fo:min-width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165in" fo:min-width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173in" fo:min-width="0.0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4436868364184546" text:style-name="L1">
        <text:list-item>
          <text:p text:style-name="P2">Entities present:</text:p>
          <text:p text:style-name="P2">Product</text:p>
          <text:p text:style-name="P2">Categories</text:p>
          <text:p text:style-name="P2">Users</text:p>
          <text:p text:style-name="P2">Address</text:p>
          <text:p text:style-name="P2">Administrator</text:p>
          <text:p text:style-name="P2">Shopper</text:p>
          <text:p text:style-name="P2">Cart</text:p>
          <text:p text:style-name="P2">OrderedItems</text:p>
          <text:p text:style-name="P2"/>
        </text:list-item>
        <text:list-item>
          <text:p text:style-name="P2">Relations present:</text:p>
          <text:p text:style-name="P2">Categorised</text:p>
          <text:p text:style-name="P2">HasAddress</text:p>
          <text:p text:style-name="P2">Manage</text:p>
        </text:list-item>
      </text:list>
      <text:p text:style-name="Standard"><text:s text:c="13"/>AddToCart</text:p>
      <text:list xml:id="list20447572" text:continue-numbering="true" text:style-name="L1">
        <text:list-header>
          <text:p text:style-name="P2">PlaceOrder</text:p>
          <text:p text:style-name="P2">SelectAddress</text:p>
          <text:p text:style-name="P2"/>
        </text:list-header>
        <text:list-item>
          <text:p text:style-name="P2">Key attributes</text:p>
          <text:p text:style-name="P2">UserId</text:p>
          <text:p text:style-name="P2">Category Id</text:p>
          <text:p text:style-name="P2">ProductId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20452006" text:continue-numbering="true" text:style-name="L1">
        <text:list-item>
          <text:p text:style-name="P2">ER Diagram of StoreFront</text:p>
        </text:list-item>
      </text:list>
      <text:p text:style-name="Standard"/>
      <text:p text:style-name="Standard"/>
      <text:list xml:id="list20454795" text:continue-numbering="true" text:style-name="L1">
        <text:list-header>
          <text:p text:style-name="P2"/>
        </text:list-header>
      </text:list>
      <text:p text:style-name="Standard"/>
      <text:p text:style-name="Standard"/>
      <text:p text:style-name="Standard"><draw:g text:anchor-type="paragraph" draw:z-index="0" draw:style-name="gr1"><draw:rect draw:style-name="gr2" draw:text-style-name="P4" svg:width="0.5469in" svg:height="0.228in" svg:x="4.448in" svg:y="7.039in"><text:p text:style-name="P3"><text:span text:style-name="T1">Product</text:span></text:p></draw:rect><draw:ellipse draw:style-name="gr3" draw:text-style-name="P4" svg:width="0.4835in" svg:height="0.2276in" svg:x="3.7547in" svg:y="7.5236in"><text:p text:style-name="P3"><text:span text:style-name="T1">Quantity</text:span></text:p></draw:ellipse><draw:ellipse draw:style-name="gr4" draw:text-style-name="P5" svg:width="0.798in" svg:height="0.2559in" svg:x="5.3311in" svg:y="7.1815in"><text:p text:style-name="P3"><text:span text:style-name="T2">ProductId</text:span></text:p></draw:ellipse><draw:ellipse draw:style-name="gr5" draw:text-style-name="P4" svg:width="0.378in" svg:height="0.2559in" svg:x="4.3012in" svg:y="7.7228in"><text:p text:style-name="P3"><text:span text:style-name="T1">Name</text:span></text:p></draw:ellipse><draw:rect draw:style-name="gr6" draw:text-style-name="P4" svg:width="0.5677in" svg:height="0.2567in" svg:x="1.3598in" svg:y="7.1244in"><text:p text:style-name="P3"><text:span text:style-name="T1">Categories</text:span></text:p></draw:rect><draw:ellipse draw:style-name="gr7" draw:text-style-name="P5" svg:width="0.7571in" svg:height="0.228in" svg:x="0.0354in" svg:y="7.3236in"><text:p text:style-name="P3"><text:span text:style-name="T2">CategoryId</text:span></text:p></draw:ellipse><draw:custom-shape draw:style-name="gr8" draw:text-style-name="P4" svg:width="0.7358in" svg:height="0.4551in" svg:x="2.6835in" svg:y="6.9819in"><text:p text:style-name="P4"><text:span text:style-name="T1">Categoris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9" draw:text-style-name="P6" svg:width="0.1988in" svg:height="0.2913in" svg:x="5.2256in" svg:y="3.648in"><draw:text-box><text:p/></draw:text-box></draw:frame><draw:rect draw:style-name="gr10" draw:text-style-name="P4" svg:width="0.5252in" svg:height="0.2276in" svg:x="2.1791in" svg:y="0.9417in"><text:p text:style-name="P3"><text:span text:style-name="T1">User</text:span></text:p></draw:rect><draw:ellipse draw:style-name="gr11" draw:text-style-name="P5" svg:width="0.4835in" svg:height="0.2287in" svg:x="1.5902in" svg:y="1.2543in"><text:p text:style-name="P3"><text:span text:style-name="T2">UserId</text:span></text:p></draw:ellipse><draw:ellipse draw:style-name="gr12" draw:text-style-name="P4" svg:width="0.4413in" svg:height="0.228in" svg:x="1.5276in" svg:y="0.3146in"><text:p text:style-name="P3"><text:span text:style-name="T1">Name</text:span></text:p></draw:ellipse><draw:ellipse draw:style-name="gr13" draw:text-style-name="P4" svg:width="0.6094in" svg:height="0.228in" svg:x="5.3098in" svg:y="0.4287in"><text:p text:style-name="P3"><text:span text:style-name="T1">PostalZip</text:span></text:p></draw:ellipse><draw:ellipse draw:style-name="gr14" draw:text-style-name="P4" svg:width="0.6524in" svg:height="0.2579in" svg:x="5.6665in" svg:y="0.798in"><text:p text:style-name="P3"><text:span text:style-name="T1">CityName</text:span></text:p></draw:ellipse><draw:ellipse draw:style-name="gr15" draw:text-style-name="P4" svg:width="0.7362in" svg:height="0.2571in" svg:x="5.4146in" svg:y="1.2543in"><text:p text:style-name="P3"><text:span text:style-name="T1">StreetName</text:span></text:p></draw:ellipse><draw:ellipse draw:style-name="gr16" draw:text-style-name="P4" svg:width="0.463in" svg:height="0.2276in" svg:x="4.6791in" svg:y="0.3433in"><text:p text:style-name="P3"><text:span text:style-name="T1">State</text:span></text:p></draw:ellipse><draw:ellipse draw:style-name="gr17" draw:text-style-name="P4" svg:width="0.7988in" svg:height="0.5697in" svg:x="2.0736in" svg:y="0.0008in"><text:p/></draw:ellipse><draw:ellipse draw:style-name="gr18" draw:text-style-name="P4" svg:width="0.5677in" svg:height="0.228in" svg:x="4.3854in" svg:y="1.426in"><text:p text:style-name="P3"><text:span text:style-name="T1">ShopperId</text:span></text:p></draw:ellipse><draw:custom-shape draw:style-name="gr19" draw:text-style-name="P4" svg:width="0.8622in" svg:height="0.4843in" svg:x="3.9437in" svg:y="3.2209in"><text:p text:style-name="P4"><text:span text:style-name="T1">AddToCar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20" draw:text-style-name="P4" svg:width="0.6724in" svg:height="0.2862in" svg:x="3.9236in" svg:y="4.5024in"><text:p text:style-name="P3"><text:span text:style-name="T1">Cart</text:span></text:p></draw:rect><draw:ellipse draw:style-name="gr21" draw:text-style-name="P4" svg:width="0.6724in" svg:height="0.3142in" svg:x="4.5327in" svg:y="5.0437in"><text:p text:style-name="P3"><text:span text:style-name="T1">ProductId</text:span></text:p></draw:ellipse><draw:ellipse draw:style-name="gr22" draw:text-style-name="P4" svg:width="0.7358in" svg:height="0.2858in" svg:x="3.4819in" svg:y="4.0752in"><text:p text:style-name="P3"><text:span text:style-name="T1">ShopperId</text:span></text:p></draw:ellipse><draw:ellipse draw:style-name="gr23" draw:text-style-name="P4" svg:width="0.5677in" svg:height="0.3425in" svg:x="3.8803in" svg:y="5.0154in"><text:p text:style-name="P3"><text:span text:style-name="T1">Quantity</text:span></text:p></draw:ellipse><draw:ellipse draw:style-name="gr24" draw:text-style-name="P4" svg:width="0.7358in" svg:height="0.3142in" svg:x="6.4028in" svg:y="3.9043in"><text:p text:style-name="P3"><text:span text:style-name="T1">OrderStatus</text:span></text:p></draw:ellipse><draw:ellipse draw:style-name="gr25" draw:text-style-name="P4" svg:width="0.9886in" svg:height="0.4567in" svg:x="5.2256in" svg:y="6.5543in"><text:p/></draw:ellipse><draw:rect draw:style-name="gr26" draw:text-style-name="P4" svg:width="0.7142in" svg:height="0.3134in" svg:x="1.2539in" svg:y="3.3343in"><text:p text:style-name="P3"><text:span text:style-name="T1">Administrator</text:span></text:p></draw:rect><draw:ellipse draw:style-name="gr27" draw:text-style-name="P4" svg:width="0.5677in" svg:height="0.3134in" svg:x="4.8264in" svg:y="7.5799in"><text:p text:style-name="P3"><text:span text:style-name="T1">Price</text:span></text:p></draw:ellipse><draw:rect draw:style-name="gr28" draw:text-style-name="P4" svg:width="0.5469in" svg:height="0.228in" svg:x="4.8055in" svg:y="0.8843in"><text:p text:style-name="P3"><text:span text:style-name="T1">Address</text:span></text:p></draw:rect><draw:custom-shape draw:style-name="gr29" draw:text-style-name="P4" svg:width="0.9043in" svg:height="0.3421in" svg:x="3.2083in" svg:y="0.8843in"><text:p text:style-name="P4"><text:span text:style-name="T1">HasAddress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0" draw:text-style-name="P4" svg:width="1.1142in" svg:height="0.6559in" svg:x="5.1417in" svg:y="4.3028in"><text:p text:style-name="P4"><text:span text:style-name="T1">PlaceOrde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31" draw:text-style-name="P4" svg:width="0.6512in" svg:height="0.3142in" svg:x="5.5201in" svg:y="3.3634in"><text:p text:style-name="P3"><text:span text:style-name="T1">Ordered</text:span></text:p></draw:rect><draw:ellipse draw:style-name="gr32" draw:text-style-name="P4" svg:width="0.6724in" svg:height="0.5697in" svg:x="6.2764in" svg:y="2.537in"><text:p text:style-name="P3"><text:span text:style-name="T1">Shipping</text:span></text:p><text:p text:style-name="P3"><text:span text:style-name="T1">Address</text:span></text:p></draw:ellipse><draw:custom-shape draw:style-name="gr33" draw:text-style-name="P4" svg:width="0.9039in" svg:height="0.6276in" svg:x="5.352in" svg:y="2.1091in"><text:p text:style-name="P4"><text:span text:style-name="T1">Select</text:span></text:p><text:p text:style-name="P4"><text:span text:style-name="T1">Addres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ellipse draw:style-name="gr34" draw:text-style-name="P4" svg:width="0.5669in" svg:height="0.2571in" svg:x="1.3181in" svg:y="0.7697in"><text:p/></draw:ellipse><draw:line draw:style-name="gr35" draw:text-style-name="P4" svg:x1="2.2417in" svg:y1="2.3087in" svg:x2="2.515in" svg:y2="2.7362in"><text:p/></draw:line><draw:line draw:style-name="gr36" draw:text-style-name="P4" svg:x1="2.7882in" svg:y1="2.2516in" svg:x2="2.5362in" svg:y2="2.7646in"><text:p/></draw:line><draw:line draw:style-name="gr37" draw:text-style-name="P4" svg:x1="2.2417in" svg:y1="2.2799in" svg:x2="2.7669in" svg:y2="2.2516in"><text:p/></draw:line><draw:frame draw:style-name="gr38" draw:text-style-name="P6" svg:width="0.3858in" svg:height="0.2378in" svg:x="2.3894in" svg:y="2.3083in"><draw:text-box><text:p text:style-name="P7"><text:span text:style-name="T1">Is A</text:span></text:p></draw:text-box></draw:frame><draw:rect draw:style-name="gr39" draw:text-style-name="P4" svg:width="0.7142in" svg:height="0.2567in" svg:x="2.9146in" svg:y="3.3346in"><text:p text:style-name="P3"><text:span text:style-name="T1">Shopper</text:span></text:p></draw:rect><draw:line draw:style-name="gr40" draw:text-style-name="P4" svg:x1="2.4311in" svg:y1="0.9409in" svg:x2="2.4311in" svg:y2="0.5992in"><text:p/></draw:line><draw:line draw:style-name="gr41" draw:text-style-name="P4" svg:x1="1.9268in" svg:y1="0.485in" svg:x2="2.263in" svg:y2="0.9126in"><text:p/></draw:line><draw:line draw:style-name="gr42" draw:text-style-name="P4" svg:x1="1.8846in" svg:y1="0.9122in" svg:x2="2.1579in" svg:y2="0.9406in"><text:p/></draw:line><draw:line draw:style-name="gr43" draw:text-style-name="P4" svg:x1="2.0528in" svg:y1="1.3398in" svg:x2="2.2209in" svg:y2="1.1972in"><text:p/></draw:line><draw:line draw:style-name="gr44" draw:text-style-name="P4" svg:x1="2.7039in" svg:y1="1.0264in" svg:x2="3.2083in" svg:y2="1.0264in"><text:p/></draw:line><draw:line draw:style-name="gr45" draw:text-style-name="P4" svg:x1="4.1118in" svg:y1="1.0547in" svg:x2="4.7843in" svg:y2="1.0264in"><text:p/></draw:line><draw:line draw:style-name="gr46" draw:text-style-name="P4" svg:x1="4.9528in" svg:y1="0.9126in" svg:x2="4.9106in" svg:y2="0.5992in"><text:p/></draw:line><draw:line draw:style-name="gr47" draw:text-style-name="P4" svg:x1="4.763in" svg:y1="1.4539in" svg:x2="4.9941in" svg:y2="1.1406in"><text:p/></draw:line><draw:line draw:style-name="gr48" draw:text-style-name="P4" svg:x1="5.478in" svg:y1="1.2827in" svg:x2="5.3728in" svg:y2="1.1118in"><text:p/></draw:line><draw:line draw:style-name="gr49" draw:text-style-name="P4" svg:x1="5.3512in" svg:y1="0.9409in" svg:x2="5.6453in" svg:y2="0.9409in"><text:p/></draw:line><draw:line draw:style-name="gr50" draw:text-style-name="P4" svg:x1="5.3307in" svg:y1="0.5992in" svg:x2="5.1835in" svg:y2="0.8555in"><text:p/></draw:line><draw:line draw:style-name="gr51" draw:text-style-name="P4" svg:x1="5.7929in" svg:y1="2.7358in" svg:x2="5.7929in" svg:y2="3.3626in"><text:p/></draw:line><draw:line draw:style-name="gr52" draw:text-style-name="P4" svg:x1="6.1917in" svg:y1="3.3626in" svg:x2="6.3807in" svg:y2="3.0209in"><text:p/></draw:line><draw:line draw:style-name="gr53" draw:text-style-name="P4" svg:x1="3.6287in" svg:y1="3.5051in" svg:x2="3.9858in" svg:y2="3.5051in"><text:p/></draw:line><draw:line draw:style-name="gr54" draw:text-style-name="P4" svg:x1="4.3642in" svg:y1="3.7331in" svg:x2="4.3642in" svg:y2="4.474in"><text:p/></draw:line><draw:ellipse draw:style-name="gr55" draw:text-style-name="P4" svg:width="0.6307in" svg:height="0.285in" svg:x="4.7217in" svg:y="3.0209in"><text:p text:style-name="P3"><text:span text:style-name="T1">ShopperId</text:span></text:p></draw:ellipse><draw:line draw:style-name="gr56" draw:text-style-name="P4" svg:x1="5.5193in" svg:y1="3.363in" svg:x2="5.3512in" svg:y2="3.2205in"><text:p/></draw:line><draw:line draw:style-name="gr57" draw:text-style-name="P4" svg:x1="4.574in" svg:y1="4.615in" svg:x2="5.1626in" svg:y2="4.6161in"><text:p/></draw:line><draw:line draw:style-name="gr58" draw:text-style-name="P4" svg:x1="3.3976in" svg:y1="7.2094in" svg:x2="4.4484in" svg:y2="7.2094in"><text:p/></draw:line><draw:line draw:style-name="gr59" draw:text-style-name="P4" svg:x1="1.9476in" svg:y1="7.2949in" svg:x2="2.6831in" svg:y2="7.2378in"><text:p/></draw:line><draw:line draw:style-name="gr60" draw:text-style-name="P4" svg:x1="1.5697in" svg:y1="3.3059in" svg:x2="2.389in" svg:y2="2.565in"><text:p/></draw:line><draw:line draw:style-name="gr61" draw:text-style-name="P4" svg:x1="2.6622in" svg:y1="2.565in" svg:x2="3.3134in" svg:y2="3.3059in"><text:p/></draw:line><draw:line draw:style-name="gr62" draw:text-style-name="P4" svg:x1="2.452in" svg:y1="1.1689in" svg:x2="2.4728in" svg:y2="2.2516in"><text:p/></draw:line><draw:line draw:style-name="gr63" draw:text-style-name="P4" svg:x1="4.5531in" svg:y1="4.7874in" svg:x2="4.7421in" svg:y2="5.1008in"><text:p/></draw:line><draw:line draw:style-name="gr64" draw:text-style-name="P4" svg:x1="4.8472in" svg:y1="7.0669in" svg:x2="4.9732in" svg:y2="6.5827in"><text:p/></draw:line><draw:line draw:style-name="gr65" draw:text-style-name="P4" svg:x1="4.0071in" svg:y1="4.3319in" svg:x2="4.2173in" svg:y2="4.4744in"><text:p/></draw:line><draw:ellipse draw:style-name="gr66" draw:text-style-name="P4" svg:width="0.735in" svg:height="0.2571in" svg:x="0.5402in" svg:y="6.7535in"><text:p text:style-name="P3"><text:span text:style-name="T1">ParentId</text:span></text:p></draw:ellipse><draw:ellipse draw:style-name="gr67" draw:text-style-name="P4" svg:width="0.8831in" svg:height="0.2559in" svg:x="0.6453in" svg:y="7.7228in"><text:p text:style-name="P3"><text:span text:style-name="T1">CategoryName</text:span></text:p></draw:ellipse><draw:line draw:style-name="gr68" draw:text-style-name="P4" svg:x1="1.1492in" svg:y1="6.9819in" svg:x2="1.4012in" svg:y2="7.1244in"><text:p/></draw:line><draw:line draw:style-name="gr69" draw:text-style-name="P4" svg:x1="0.7917in" svg:y1="7.4374in" svg:x2="1.3591in" svg:y2="7.2378in"><text:p/></draw:line><draw:line draw:style-name="gr70" draw:text-style-name="P4" svg:x1="1.3173in" svg:y1="7.7508in" svg:x2="1.6327in" svg:y2="7.3803in"><text:p/></draw:line><draw:ellipse draw:style-name="gr71" draw:text-style-name="P4" svg:width="0.9669in" svg:height="0.5134in" svg:x="4.3854in" svg:y="6.0988in"><text:p/></draw:ellipse><draw:ellipse draw:style-name="gr72" draw:text-style-name="P4" svg:width="0.8831in" svg:height="0.3996in" svg:x="4.4272in" svg:y="6.1551in"><text:p text:style-name="P3"><text:span text:style-name="T1">CategoryId</text:span></text:p></draw:ellipse><draw:line draw:style-name="gr73" draw:text-style-name="P4" svg:x1="4.9945in" svg:y1="7.0669in" svg:x2="5.3307in" svg:y2="6.9244in"><text:p/></draw:line><draw:line draw:style-name="gr74" draw:text-style-name="P4" svg:x1="4.9945in" svg:y1="7.2378in" svg:x2="5.3516in" svg:y2="7.2949in"><text:p/></draw:line><draw:line draw:style-name="gr75" draw:text-style-name="P4" svg:x1="4.9106in" svg:y1="7.2669in" svg:x2="4.9736in" svg:y2="7.6087in"><text:p/></draw:line><draw:line draw:style-name="gr76" draw:text-style-name="P4" svg:x1="4.5323in" svg:y1="7.7224in" svg:x2="4.7843in" svg:y2="7.2949in"><text:p/></draw:line><draw:line draw:style-name="gr77" draw:text-style-name="P4" svg:x1="4.1748in" svg:y1="7.5512in" svg:x2="4.5531in" svg:y2="7.2949in"><text:p/></draw:line><draw:line draw:style-name="gr78" draw:text-style-name="P4" svg:x1="4.2169in" svg:y1="5.0154in" svg:x2="4.4059in" svg:y2="4.7591in"><text:p/></draw:line><draw:custom-shape draw:style-name="gr79" draw:text-style-name="P4" svg:width="0.715in" svg:height="0.6559in" svg:x="2.8508in" svg:y="5.2142in"><text:p text:style-name="P4"><text:span text:style-name="T1">AddTo</text:span></text:p><text:p text:style-name="P4"><text:span text:style-name="T1">Car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80" draw:text-style-name="P4" svg:x1="3.1874in" svg:y1="3.5906in" svg:x2="3.2295in" svg:y2="5.2146in"><text:p/></draw:line><draw:line draw:style-name="gr81" draw:text-style-name="P4" svg:x1="-0.0063in" svg:y1="6.0409in" svg:x2="6.5283in" svg:y2="6.0126in"><text:p/></draw:line><draw:line draw:style-name="gr82" draw:text-style-name="P4" svg:x1="0.0358in" svg:y1="8.2925in" svg:x2="6.5283in" svg:y2="8.2642in"><text:p/></draw:line><draw:line draw:style-name="gr83" draw:text-style-name="P4" svg:x1="0.0146in" svg:y1="6.0701in" svg:x2="0.0146in" svg:y2="8.2925in"><text:p/></draw:line><draw:line draw:style-name="gr84" draw:text-style-name="P4" svg:x1="6.5492in" svg:y1="6.0413in" svg:x2="6.5492in" svg:y2="8.2638in"><text:p/></draw:line><draw:custom-shape draw:style-name="gr85" draw:text-style-name="P4" svg:width="0.9878in" svg:height="0.6559in" svg:x="1.0654in" svg:y="4.6736in"><text:p text:style-name="P4"><text:span text:style-name="T1">Manag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86" draw:text-style-name="P4" svg:x1="1.5697in" svg:y1="4.6736in" svg:x2="1.5697in" svg:y2="3.6764in"><text:p/></draw:line><draw:line draw:style-name="gr87" draw:text-style-name="P4" svg:x1="1.5906in" svg:y1="5.3004in" svg:x2="3.0406in" svg:y2="6.9531in"><text:p/></draw:line><draw:line draw:style-name="gr88" draw:text-style-name="P4" svg:x1="3.2083in" svg:y1="5.8701in" svg:x2="4.5531in" svg:y2="7.0382in"><text:p/></draw:line><draw:ellipse draw:style-name="gr89" draw:text-style-name="P4" svg:width="0.8622in" svg:height="0.2858in" svg:x="5.289in" svg:y="6.6398in"><text:p text:style-name="P3"><text:span text:style-name="T1">Images</text:span></text:p></draw:ellipse><draw:line draw:style-name="gr90" draw:text-style-name="P4" svg:x1="5.6669in" svg:y1="3.6476in" svg:x2="5.6878in" svg:y2="4.3031in"><text:p/></draw:line><draw:ellipse draw:style-name="gr91" draw:text-style-name="P4" svg:width="0.8406in" svg:height="0.228in" svg:x="4.8264in" svg:y="2.7362in"><text:p text:style-name="P3"><text:span text:style-name="T1">OrderDate</text:span></text:p></draw:ellipse><draw:line draw:style-name="gr92" draw:text-style-name="P4" svg:x1="5.6461in" svg:y1="3.363in" svg:x2="5.4988in" svg:y2="2.9642in"><text:p/></draw:line><draw:ellipse draw:style-name="gr93" draw:text-style-name="P4" svg:width="0.5886in" svg:height="0.3134in" svg:x="2.9146in" svg:y="0.3433in"><text:p text:style-name="P3"><text:span text:style-name="T1">Email</text:span></text:p></draw:ellipse><draw:ellipse draw:style-name="gr94" draw:text-style-name="P4" svg:width="0.5677in" svg:height="0.3705in" svg:x="2.7039in" svg:y="1.311in"><text:p text:style-name="P3"><text:span text:style-name="T1">Age</text:span></text:p></draw:ellipse><draw:line draw:style-name="gr95" draw:text-style-name="P4" svg:x1="2.6409in" svg:y1="0.9409in" svg:x2="2.9563in" svg:y2="0.6276in"><text:p/></draw:line><draw:line draw:style-name="gr96" draw:text-style-name="P4" svg:x1="2.6622in" svg:y1="1.1689in" svg:x2="2.8303in" svg:y2="1.3114in"><text:p/></draw:line><draw:ellipse draw:style-name="gr97" draw:text-style-name="P4" svg:width="0.8831in" svg:height="0.4559in" svg:x="1.0654in" svg:y="0.7134in"><text:p text:style-name="P3"><text:span text:style-name="T1">DateOfBirth</text:span></text:p></draw:ellipse><draw:ellipse draw:style-name="gr98" draw:text-style-name="P4" svg:width="0.5669in" svg:height="0.3713in" svg:x="0.2039in" svg:y="0.2571in"><text:p text:style-name="P3"><text:span text:style-name="T1">Date</text:span></text:p></draw:ellipse><draw:ellipse draw:style-name="gr99" draw:text-style-name="P4" svg:width="0.6724in" svg:height="0.3142in" svg:x="0.1827in" svg:y="0.798in"><text:p text:style-name="P3"><text:span text:style-name="T1">Month</text:span></text:p></draw:ellipse><draw:ellipse draw:style-name="gr100" draw:text-style-name="P4" svg:width="0.6516in" svg:height="0.3142in" svg:x="0.2248in" svg:y="1.3398in"><text:p text:style-name="P3"><text:span text:style-name="T1">Year</text:span></text:p></draw:ellipse><draw:line draw:style-name="gr101" draw:text-style-name="P4" svg:x1="0.7713in" svg:y1="0.428in" svg:x2="1.1705in" svg:y2="0.7413in"><text:p/></draw:line><draw:line draw:style-name="gr102" draw:text-style-name="P4" svg:x1="0.8551in" svg:y1="0.9409in" svg:x2="1.0862in" svg:y2="0.8555in"><text:p/></draw:line><draw:line draw:style-name="gr103" draw:text-style-name="P4" svg:x1="0.8126in" svg:y1="1.3969in" svg:x2="1.1488in" svg:y2="1.1118in"><text:p/></draw:line><draw:frame draw:style-name="gr104" draw:text-style-name="P6" svg:width="0.1594in" svg:height="0.3295in" svg:x="4.3638in" svg:y="0.8563in"><draw:text-box><text:p text:style-name="P7"><text:span text:style-name="T1">N</text:span></text:p></draw:text-box></draw:frame><draw:frame draw:style-name="gr105" draw:text-style-name="P6" svg:width="0.1685in" svg:height="0.2276in" svg:x="2.9563in" svg:y="0.8563in"><draw:text-box><text:p text:style-name="P7"><text:span text:style-name="T1">1</text:span></text:p></draw:text-box></draw:frame><draw:frame draw:style-name="gr106" draw:text-style-name="P6" svg:width="0.1268in" svg:height="0.2276in" svg:x="2.2209in" svg:y="7.039in"><draw:text-box><text:p text:style-name="P7"><text:span text:style-name="T1">N</text:span></text:p></draw:text-box></draw:frame><draw:frame draw:style-name="gr107" draw:text-style-name="P6" svg:width="0.378in" svg:height="0.3016in" svg:x="3.713in" svg:y="6.9819in"><draw:text-box><text:p text:style-name="P7"><text:span text:style-name="T1">N</text:span></text:p></draw:text-box></draw:frame><draw:frame draw:style-name="gr108" draw:text-style-name="P6" svg:width="0.0421in" svg:height="0.2571in" svg:x="3.0827in" svg:y="4.1035in"><draw:text-box><text:p text:style-name="P7"><text:span text:style-name="T1">1</text:span></text:p></draw:text-box></draw:frame><draw:frame draw:style-name="gr109" draw:text-style-name="P6" svg:width="0.1469in" svg:height="0.2276in" svg:x="3.5453in" svg:y="6.298in"><draw:text-box><text:p text:style-name="P7"><text:span text:style-name="T1">N</text:span></text:p></draw:text-box></draw:frame><draw:frame draw:style-name="gr110" draw:text-style-name="P6" svg:width="0.0634in" svg:height="0.2276in" svg:x="3.7339in" svg:y="3.278in"><draw:text-box><text:p text:style-name="P7"><text:span text:style-name="T1">1</text:span></text:p></draw:text-box></draw:frame><draw:frame draw:style-name="gr111" draw:text-style-name="P6" svg:width="0.0843in" svg:height="0.228in" svg:x="4.4272in" svg:y="3.876in"><draw:text-box><text:p text:style-name="P7"><text:span text:style-name="T1">1</text:span></text:p></draw:text-box></draw:frame><draw:frame draw:style-name="gr112" draw:text-style-name="P6" svg:width="0.2606in" svg:height="0.2276in" svg:x="4.8681in" svg:y="4.6453in"><draw:text-box><text:p text:style-name="P7"><text:span text:style-name="T1">1</text:span></text:p></draw:text-box></draw:frame><draw:frame draw:style-name="gr113" draw:text-style-name="P6" svg:width="0.2606in" svg:height="0.2276in" svg:x="5.7299in" svg:y="3.9043in"><draw:text-box><text:p text:style-name="P7"><text:span text:style-name="T1">1</text:span></text:p></draw:text-box></draw:frame><draw:frame draw:style-name="gr114" draw:text-style-name="P6" svg:width="0.2606in" svg:height="0.2276in" svg:x="5.8354in" svg:y="3.05in"><draw:text-box><text:p text:style-name="P7"><text:span text:style-name="T1">1</text:span></text:p></draw:text-box></draw:frame><draw:frame draw:style-name="gr115" draw:text-style-name="P6" svg:width="0.2606in" svg:height="0.2276in" svg:x="5.5201in" svg:y="1.739in"><draw:text-box><text:p text:style-name="P7"><text:span text:style-name="T1">1</text:span></text:p></draw:text-box></draw:frame><draw:frame draw:style-name="gr116" draw:text-style-name="P6" svg:width="0.2606in" svg:height="0.2276in" svg:x="1.6118in" svg:y="4.2465in"><draw:text-box><text:p text:style-name="P7"><text:span text:style-name="T1">1</text:span></text:p></draw:text-box></draw:frame><draw:frame draw:style-name="gr117" draw:text-style-name="P6" svg:width="0.2795in" svg:height="0.2276in" svg:x="1.6748in" svg:y="5.6709in"><draw:text-box><text:p text:style-name="P7"><text:span text:style-name="T1">N</text:span></text:p></draw:text-box></draw:frame><draw:ellipse draw:style-name="gr118" draw:text-style-name="P4" svg:width="0.6941in" svg:height="0.3988in" svg:x="2.1366in" svg:y="0.0862in"><text:p text:style-name="P3"><text:span text:style-name="T1">ContactNo</text:span></text:p></draw:ellipse><draw:ellipse draw:style-name="gr119" draw:text-style-name="P4" svg:width="0.6516in" svg:height="0.3705in" svg:x="6.5283in" svg:y="3.278in"><text:p text:style-name="P3"><text:span text:style-name="T1">Quantity</text:span></text:p></draw:ellipse><draw:line draw:style-name="gr120" draw:text-style-name="P4" svg:x1="6.1917in" svg:y1="3.4768in" svg:x2="6.5488in" svg:y2="3.4768in"><text:p/></draw:line><draw:line draw:style-name="gr121" draw:text-style-name="P4" svg:x1="6.1713in" svg:y1="3.6764in" svg:x2="6.4866in" svg:y2="3.9614in"><text:p/></draw:line><draw:line draw:style-name="gr122" draw:text-style-name="P4" svg:x1="5.2047in" svg:y1="1.0835in" svg:x2="5.6248in" svg:y2="2.2232in"><text:p/></draw:line></draw:g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in" fo:page-height="11.320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i Vishnoi</meta:initial-creator>
    <meta:creation-date>2018-08-14T01:11:30.95</meta:creation-date>
    <dc:date>2018-08-16T00:24:55.12</dc:date>
    <dc:creator>Somi Vishnoi</dc:creator>
    <meta:editing-duration>PT1H44M57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2" meta:paragraph-count="21" meta:word-count="32" meta:character-count="244"/>
  </office:meta>
</office:document-meta>
</file>